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c21" officeooo:paragraph-rsid="0012fc21"/>
    </style:style>
    <style:style style:name="P2" style:family="paragraph" style:parent-style-name="Standard">
      <style:text-properties officeooo:rsid="0014b236" officeooo:paragraph-rsid="0014b236"/>
    </style:style>
    <style:style style:name="P3" style:family="paragraph" style:parent-style-name="Standard">
      <style:text-properties officeooo:rsid="0014b236" officeooo:paragraph-rsid="00179da9"/>
    </style:style>
    <style:style style:name="P4" style:family="paragraph" style:parent-style-name="Standard">
      <style:text-properties officeooo:rsid="001974b1" officeooo:paragraph-rsid="001974b1"/>
    </style:style>
    <style:style style:name="P5" style:family="paragraph" style:parent-style-name="Standard">
      <style:text-properties officeooo:rsid="001989f5" officeooo:paragraph-rsid="001989f5"/>
    </style:style>
    <style:style style:name="P6" style:family="paragraph" style:parent-style-name="Header">
      <style:text-properties officeooo:rsid="0012fc21" officeooo:paragraph-rsid="0012fc21"/>
    </style:style>
    <style:style style:name="T1" style:family="text">
      <style:text-properties officeooo:rsid="0012fc21"/>
    </style:style>
    <style:style style:name="T2" style:family="text">
      <style:text-properties officeooo:rsid="0014b236"/>
    </style:style>
    <style:style style:name="T3" style:family="text">
      <style:text-properties officeooo:rsid="00157fd9"/>
    </style:style>
    <style:style style:name="T4" style:family="text">
      <style:text-properties officeooo:rsid="00173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ingleton</text:p>
      <text:p text:style-name="P1">1 . <text:s/>סדר איתחול <text:s/></text:p>
      <text:p text:style-name="P1"><text:tab/>hide inside a function, </text:p>
      <text:p text:style-name="P1"><text:tab/>the ctor, cctor, op= <text:s/>→ are private and declared ( no generated functions )</text:p>
      <text:p text:style-name="P1">2 . single instance</text:p>
      <text:p text:style-name="P1">3. הריסה בלתי הפיכה</text:p>
      <text:p text:style-name="P5"/>
      <text:p text:style-name="P5">the 4 issue is to write a general template. <text:s/>Not part of the quiz.</text:p>
      <text:p text:style-name="P1"/>
      <text:p text:style-name="P1"/>
      <text:p text:style-name="P2">class Log: private Uncopyable // to insure single instance, <text:span text:style-name="T4">read meyers item 6</text:span></text:p>
      <text:p text:style-name="P1">Log&amp; GetInst()</text:p>
      <text:p text:style-name="P1">{</text:p>
      <text:p text:style-name="P2">public:</text:p>
      <text:p text:style-name="P1"><text:tab/>static Log TheInst<text:span text:style-name="T2">();</text:span></text:p>
      <text:p text:style-name="P1"/>
      <text:p text:style-name="P2">private:</text:p>
      <text:p text:style-name="P2"><text:tab/>static Log* inst;</text:p>
      <text:p text:style-name="P2"/>
      <text:p text:style-name="P3"><text:tab/>static Clean();</text:p>
      <text:p text:style-name="P1">}</text:p>
      <text:p text:style-name="P1"/>
      <text:p text:style-name="P4"/>
      <text:p text:style-name="P2">Log* inst = NULL; // must be init here. Init is to ensure its NULL</text:p>
      <text:p text:style-name="P2"/>
      <text:p text:style-name="P2"><text:span text:style-name="T3">Log::</text:span>Log&amp; GetInst()</text:p>
      <text:p text:style-name="P2">{</text:p>
      <text:p text:style-name="P2"><text:tab/>if(inst == NULL)</text:p>
      <text:p text:style-name="P2"><text:tab/>{</text:p>
      <text:p text:style-name="P2"><text:tab/><text:tab/>inst = new Log();</text:p>
      <text:p text:style-name="P2"><text:tab/><text:tab/>atexit(&amp;Clean)</text:p>
      <text:p text:style-name="P2"><text:tab/>}</text:p>
      <text:p text:style-name="P2"><text:tab/>return (*inst);</text:p>
      <text:p text:style-name="P2">}</text:p>
      <text:p text:style-name="P2"/>
      <text:p text:style-name="P2"><text:span text:style-name="T3">Log::</text:span>void Clean()</text:p>
      <text:p text:style-name="P2">{</text:p>
      <text:p text:style-name="P2"><text:tab/>delete inst;</text:p>
      <text:p text:style-name="P2"><text:tab/>inst = reinterpret_cast&lt;T*&gt;(0xdeadbeef)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fc21" officeooo:paragraph-rsid="0012fc21"/>
    </style:style>
    <style:style style:name="MT1" style:family="text">
      <style:text-properties officeooo:rsid="0012fc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80" text:date-value="2016-04-19T09:44:48.511356571" text:fixed="true">19. Apr. 2016</text:date> <text:span text:style-name="MT1">Quiz, </text:span></text:p>
        <text:p text:style-name="MP1">class Log as Singlet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9:37:16.777742866</meta:creation-date>
    <dc:date>2016-04-19T10:16:14.155726523</dc:date>
    <meta:editing-duration>PT31M56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3" meta:word-count="118" meta:character-count="665" meta:non-whitespace-character-count="558"/>
  </office:meta>
</office:document-meta>
</file>